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illing Invo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Billing Payme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Quality Program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chedul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Lab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fac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scription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vider Not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agnos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I P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DI Transac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8:11:13.242377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8:05:45.563280936</meta:creation-date>
    <dc:date>2023-05-03T18:07:53.930317674</dc:date>
    <meta:editing-duration>PT2M8S</meta:editing-duration>
    <meta:editing-cycles>1</meta:editing-cycles>
    <meta:generator>LibreOffice/6.4.7.2$Linux_X86_64 LibreOffice_project/40$Build-2</meta:generator>
    <meta:document-statistic meta:table-count="1" meta:cell-count="23" meta:object-count="0"/>
  </office:meta>
</office:document-meta>
</file>